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fo:font-weight="bold"/>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fo:font-weight="bold"/>
    </style:style>
    <style:style style:name="T7" style:family="text">
      <style:text-properties style:text-underline-style="solid" style:text-underline-width="auto" style:text-underline-color="font-color" fo:font-weight="bold"/>
    </style:style>
    <style:style style:name="T8" style:family="text">
      <style:text-properties fo:color="#800000"/>
    </style:style>
    <style:style style:name="T9" style:family="text">
      <style:text-properties fo:color="#800000" fo:font-size="14pt" fo:font-weight="bold"/>
    </style:style>
    <style:style style:name="T10" style:family="text">
      <style:text-properties fo:color="#800000" fo:font-size="7pt"/>
    </style:style>
    <style:style style:name="T11" style:family="text">
      <style:text-properties fo:color="#000066" style:font-name="Comic Sans MS" fo:font-size="10.5pt" fo:font-weight="bold"/>
    </style:style>
    <style:style style:name="T12" style:family="text">
      <style:text-properties fo:color="#000080" style:font-name="Verdana1" fo:font-size="13.5pt" fo:font-weight="bold"/>
    </style:style>
    <style:style style:name="T13" style:family="text">
      <style:text-properties fo:color="#000080" style:font-name="Verdana1" fo:font-size="18pt" fo:font-weight="bold"/>
    </style:style>
    <style:style style:name="T14" style:family="text">
      <style:text-properties fo:color="#00008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alisbury Steak</text:span><text:line-break/><text:line-break/>2 lbs. hamburger<text:line-break/>½ cup bread crumbs or corn flakes (I like to use fruit-sweetened brands from the health food store)<text:line-break/>1 t seasoning salt<text:line-break/>2 eggs<text:line-break/><text:line-break/>Beef Gravy (recipe below)<text:line-break/><text:line-break/>Combine meat, bread crumbs or corn flakes, season salt and eggs in a large bowl. Form into 8 patties and lay in a large baking pan. Bake these at 350 for 20 minutes and drain off any fat. Pour gravy over the top and bake for another 20 minutes. Serve this meal with baked potatoes, and coleslaw.<text:line-break/><text:line-break/><text:line-break/>Beef Gravy<text:line-break/><text:line-break/>6 T butter<text:line-break/>6 T whole wheat pastry flour<text:line-break/>3 beef bullion cubes <text:line-break/>2 cups milk<text:line-break/>1/2 cup water<text:line-break/><text:line-break/>In a sauce pan melt butter and add flour. When this is hot and bubbly and well mixed add bullion cubes, milk and water. Stir over medium high heat until thick and bubbly. Let cook for about 3 min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6:00.3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50" meta:character-count="787"/>
  </office:meta>
</office:document-meta>
</file>